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4016in"/>
    </style:style>
    <style:style style:name="co3" style:family="table-column">
      <style:table-column-properties fo:break-before="auto" style:column-width="1.4598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7.0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598in"/>
    </style:style>
    <style:style style:name="co8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ou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reviews</text:p>
          </table:table-cell>
          <table:table-cell table:style-name="ce3" office:value-type="string" calcext:value-type="string">
            <text:p>url</text:p>
          </table:table-cell>
          <table:table-cell table:style-name="ce2" table:number-columns-repeated="1019"/>
        </table:table-row>
        <table:table-row table:style-name="ro1" table:visibility="filter">
          <table:table-cell office:value-type="string" calcext:value-type="string">
            <text:p>Comtac</text:p>
          </table:table-cell>
          <table:table-cell table:style-name="ce1" office:value-type="float" office:value="9254" calcext:value-type="float">
            <text:p>9254</text:p>
          </table:table-cell>
          <table:table-cell office:value-type="string" calcext:value-type="string">
            <text:p>R$ 56,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buscape.com.br/modem-e-roteador/access-point-roteador-wireless-300-mbps-9254-comt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 10</text:p>
          </table:table-cell>
          <table:table-cell office:value-type="string" calcext:value-type="string">
            <text:p>R$ 224,88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https://www.buscape.com.br/modem-e-roteador/roteador-wireless-300-mbps-867-tend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rcusys</text:p>
          </table:table-cell>
          <table:table-cell office:value-type="string" calcext:value-type="string">
            <text:p>AC10</text:p>
          </table:table-cell>
          <table:table-cell office:value-type="string" calcext:value-type="string">
            <text:p>R$ 119,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ttps://www.buscape.com.br/modem-e-roteador/roteador-mercusys-wireless-dual-band-ac1200-ac1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rcusys</text:p>
          </table:table-cell>
          <table:table-cell office:value-type="string" calcext:value-type="string">
            <text:p>AC12G</text:p>
          </table:table-cell>
          <table:table-cell office:value-type="string" calcext:value-type="string">
            <text:p>R$ 198,90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https://www.buscape.com.br/modem-e-roteador/ac12g-roteador-mercusys-wireless-dual-band-gigabit-ac1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23</text:p>
          </table:table-cell>
          <table:table-cell office:value-type="string" calcext:value-type="string">
            <text:p>R$ 347,1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ttps://www.buscape.com.br/modem-e-roteador/rot-wifi-giga-ac2100mbps-7ant-tenda-ac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R$ 139,90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https://www.buscape.com.br/modem-e-roteador/roteador-wireless-1200-mbps-tenda-ac5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Action RF 1200</text:p>
          </table:table-cell>
          <table:table-cell office:value-type="string" calcext:value-type="string">
            <text:p>R$ 144,90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https://www.buscape.com.br/modem-e-roteador/roteador-300-mbps-867-intelbras-action-rf-12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ACtion RG 1200</text:p>
          </table:table-cell>
          <table:table-cell office:value-type="string" calcext:value-type="string">
            <text:p>R$ 219,90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https://www.buscape.com.br/modem-e-roteador/roteador-867-mbps-300-intelbras-action-rg-12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AP 310</text:p>
          </table:table-cell>
          <table:table-cell office:value-type="string" calcext:value-type="string">
            <text:p>R$ 278,8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ttps://www.buscape.com.br/modem-e-roteador/access-point-300-mbps-intelbras-ap-31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AX10</text:p>
          </table:table-cell>
          <table:table-cell office:value-type="string" calcext:value-type="string">
            <text:p>R$ 426,00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https://www.buscape.com.br/modem-e-roteador/roteador-ax1500-wi-fi-6-archer-ax10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AX73</text:p>
          </table:table-cell>
          <table:table-cell office:value-type="string" calcext:value-type="string">
            <text:p>R$ 859,00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https://www.buscape.com.br/modem-e-roteador/roteador-wireless-tp-link-archer-ax73-ax5400-wi-fi-6-dual-band-wpa3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20 W</text:p>
          </table:table-cell>
          <table:table-cell office:value-type="string" calcext:value-type="string">
            <text:p>R$ 125,01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https://www.buscape.com.br/modem-e-roteador/roteador-733-mbps-tp-link-archer-c20-ac75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5</text:p>
          </table:table-cell>
          <table:table-cell office:value-type="string" calcext:value-type="string">
            <text:p>R$ 349,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ttps://www.buscape.com.br/modem-e-roteador/roteador-1200-mbps-archer-c5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50 AC1200</text:p>
          </table:table-cell>
          <table:table-cell office:value-type="string" calcext:value-type="string">
            <text:p>R$ 160,90</text:p>
          </table:table-cell>
          <table:table-cell office:value-type="float" office:value="12889" calcext:value-type="float">
            <text:p>12889</text:p>
          </table:table-cell>
          <table:table-cell office:value-type="string" calcext:value-type="string">
            <text:p>https://www.buscape.com.br/modem-e-roteador/roteador-867-mbps-tp-link-archer-c50-ac12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50-W</text:p>
          </table:table-cell>
          <table:table-cell office:value-type="string" calcext:value-type="string">
            <text:p>R$ 180,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buscape.com.br/modem-e-roteador/roteador-tp-link-wireless-dual-band-ac1200-archer-c50-w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58HP</text:p>
          </table:table-cell>
          <table:table-cell office:value-type="string" calcext:value-type="string">
            <text:p>R$ 599,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ttps://www.buscape.com.br/modem-e-roteador/roteador-tp-link-archer-c58hp-router-ac1350-wifi-dual-band-450mbps-867mbp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6</text:p>
          </table:table-cell>
          <table:table-cell office:value-type="string" calcext:value-type="string">
            <text:p>R$ 282,00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https://www.buscape.com.br/modem-e-roteador/roteador-wireless-300-mbps-tp-link-archer-c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60</text:p>
          </table:table-cell>
          <table:table-cell office:value-type="string" calcext:value-type="string">
            <text:p>R$ 219,86</text:p>
          </table:table-cell>
          <table:table-cell office:value-type="float" office:value="14562" calcext:value-type="float">
            <text:p>14562</text:p>
          </table:table-cell>
          <table:table-cell office:value-type="string" calcext:value-type="string">
            <text:p>https://www.buscape.com.br/modem-e-roteador/roteador-867-mbps-tp-link-archer-c6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7</text:p>
          </table:table-cell>
          <table:table-cell office:value-type="string" calcext:value-type="string">
            <text:p>R$ 414,19</text:p>
          </table:table-cell>
          <table:table-cell office:value-type="float" office:value="17342" calcext:value-type="float">
            <text:p>17342</text:p>
          </table:table-cell>
          <table:table-cell office:value-type="string" calcext:value-type="string">
            <text:p>https://www.buscape.com.br/modem-e-roteador/roteador-wireless-450-mbps-archer-c7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Archer C80</text:p>
          </table:table-cell>
          <table:table-cell office:value-type="string" calcext:value-type="string">
            <text:p>R$ 367,90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https://www.buscape.com.br/modem-e-roteador/roteador-wireless-archer-c80-ac1900-mu-mimo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DECO M4</text:p>
          </table:table-cell>
          <table:table-cell office:value-type="string" calcext:value-type="string">
            <text:p>R$ 1.050,00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https://www.buscape.com.br/modem-e-roteador/roteador-wireless-tp-link-deco-m4-ac1200-1200mbps-3-peca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Deco M5</text:p>
          </table:table-cell>
          <table:table-cell office:value-type="string" calcext:value-type="string">
            <text:p>R$ 550,48</text:p>
          </table:table-cell>
          <table:table-cell office:value-type="float" office:value="21132" calcext:value-type="float">
            <text:p>21132</text:p>
          </table:table-cell>
          <table:table-cell office:value-type="string" calcext:value-type="string">
            <text:p>https://www.buscape.com.br/modem-e-roteador/roteador-867-mbps-tp-link-deco-m5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Deco X60</text:p>
          </table:table-cell>
          <table:table-cell office:value-type="string" calcext:value-type="string">
            <text:p>R$ 979,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s://www.buscape.com.br/modem-e-roteador/tp-link-deco-x60-whole-home-mesh-wi-fi-6-ax3000-dual-3pac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-Link</text:p>
          </table:table-cell>
          <table:table-cell office:value-type="string" calcext:value-type="string">
            <text:p>‎DIR-1360</text:p>
          </table:table-cell>
          <table:table-cell office:value-type="string" calcext:value-type="string">
            <text:p>R$ 499,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ttps://www.buscape.com.br/modem-e-roteador/roteador-wireless-exo-mcafee-ac-1300mbps-com-sistema-mesh-e-comandos-de-voz-google-alexa-fot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-Link</text:p>
          </table:table-cell>
          <table:table-cell office:value-type="string" calcext:value-type="string">
            <text:p>DIR-615</text:p>
          </table:table-cell>
          <table:table-cell office:value-type="string" calcext:value-type="string">
            <text:p>R$ 51,0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https://www.buscape.com.br/modem-e-roteador/roteador-dir-615-d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-Link</text:p>
          </table:table-cell>
          <table:table-cell office:value-type="string" calcext:value-type="string">
            <text:p>DIR-842</text:p>
          </table:table-cell>
          <table:table-cell office:value-type="string" calcext:value-type="string">
            <text:p>R$ 179,9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https://www.buscape.com.br/modem-e-roteador/roteador-wireless-300-mbps-867-d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-Link</text:p>
          </table:table-cell>
          <table:table-cell office:value-type="string" calcext:value-type="string">
            <text:p>‎DIR-853</text:p>
          </table:table-cell>
          <table:table-cell office:value-type="string" calcext:value-type="string">
            <text:p>R$ 251,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buscape.com.br/modem-e-roteador/roteador-wireless-ac-1300mbps-high-power-wan-lan-gigabit-ethernet-802-11a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-Link</text:p>
          </table:table-cell>
          <table:table-cell office:value-type="string" calcext:value-type="string">
            <text:p>DIR-859</text:p>
          </table:table-cell>
          <table:table-cell office:value-type="string" calcext:value-type="string">
            <text:p>R$ 419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buscape.com.br/modem-e-roteador/roteador-1750-mbps-d-link-dir-859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-Link</text:p>
          </table:table-cell>
          <table:table-cell office:value-type="string" calcext:value-type="string">
            <text:p>DIR-878</text:p>
          </table:table-cell>
          <table:table-cell office:value-type="string" calcext:value-type="string">
            <text:p>R$ 1.016,9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ttps://www.buscape.com.br/modem-e-roteador/roteador-1300-mbps-d-link-dir-87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EAP110</text:p>
          </table:table-cell>
          <table:table-cell office:value-type="string" calcext:value-type="string">
            <text:p>R$ 222,94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https://www.buscape.com.br/modem-e-roteador/access-point-300-mbps-tp-link-eap11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EAP115</text:p>
          </table:table-cell>
          <table:table-cell office:value-type="string" calcext:value-type="string">
            <text:p>R$ 164,59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https://www.buscape.com.br/modem-e-roteador/access-point-300-mbps-tp-link-eap115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EAP225</text:p>
          </table:table-cell>
          <table:table-cell office:value-type="string" calcext:value-type="string">
            <text:p>R$ 721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uscape.com.br/modem-e-roteador/access-point-867-mbps-tp-link-eap225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IWR 3000N</text:p>
          </table:table-cell>
          <table:table-cell office:value-type="string" calcext:value-type="string">
            <text:p>R$ 117,4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ttps://www.buscape.com.br/modem-e-roteador/roteador-300-mbps-intelbras-iwr-3000n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Mesh C1300</text:p>
          </table:table-cell>
          <table:table-cell office:value-type="string" calcext:value-type="string">
            <text:p>R$ 1.129,00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https://www.buscape.com.br/modem-e-roteador/kit-2-roteador-wifi-tp-link-rede-mesh-ac1300-mbps-gigabit-dual-band-2-4ghz-e-5-0ghz-deco-m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Mesh MW6</text:p>
          </table:table-cell>
          <table:table-cell office:value-type="string" calcext:value-type="string">
            <text:p>R$ 978,55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https://www.buscape.com.br/modem-e-roteador/roteador-tenda-wi-fi-mesh-ac-1200-mbps-mw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rcusys</text:p>
          </table:table-cell>
          <table:table-cell office:value-type="string" calcext:value-type="string">
            <text:p>MR50G</text:p>
          </table:table-cell>
          <table:table-cell office:value-type="string" calcext:value-type="string">
            <text:p>R$ 233,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ttps://www.buscape.com.br/modem-e-roteador/roteador-wir-gigabit-db-2-4-5ghz-ac1900-mr50g-mercus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MW3</text:p>
          </table:table-cell>
          <table:table-cell office:value-type="string" calcext:value-type="string">
            <text:p>R$ 400,39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https://www.buscape.com.br/modem-e-roteador/roteador-867-mbps-tenda-mw3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rcusys</text:p>
          </table:table-cell>
          <table:table-cell office:value-type="string" calcext:value-type="string">
            <text:p>MW301R</text:p>
          </table:table-cell>
          <table:table-cell office:value-type="string" calcext:value-type="string">
            <text:p>R$ 45,04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https://www.buscape.com.br/modem-e-roteador/roteador-300-mbps-mercusys-mw301r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rcusys</text:p>
          </table:table-cell>
          <table:table-cell office:value-type="string" calcext:value-type="string">
            <text:p>MW325R</text:p>
          </table:table-cell>
          <table:table-cell office:value-type="string" calcext:value-type="string">
            <text:p>R$ 99,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buscape.com.br/modem-e-roteador/roteador-300-mbps-mercusys-mw325r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rcusys</text:p>
          </table:table-cell>
          <table:table-cell office:value-type="string" calcext:value-type="string">
            <text:p>MW330HP</text:p>
          </table:table-cell>
          <table:table-cell office:value-type="string" calcext:value-type="string">
            <text:p>R$ 114,9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ttps://www.buscape.com.br/modem-e-roteador/roteador-wireless-n-300mbps-high-power-mw330hp-mercusy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R1200 Action</text:p>
          </table:table-cell>
          <table:table-cell office:value-type="string" calcext:value-type="string">
            <text:p>R$ 170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uscape.com.br/modem-e-roteador/roteador-1200-mbps-intelbras-r1200-action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ultilaser</text:p>
          </table:table-cell>
          <table:table-cell office:value-type="string" calcext:value-type="string">
            <text:p>RE163</text:p>
          </table:table-cell>
          <table:table-cell office:value-type="string" calcext:value-type="string">
            <text:p>R$ 89,2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ttps://www.buscape.com.br/modem-e-roteador/roteador-wireless-300-mbps-re163-multilaser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RF 301K</text:p>
          </table:table-cell>
          <table:table-cell office:value-type="string" calcext:value-type="string">
            <text:p>R$ 75,9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ttps://www.buscape.com.br/modem-e-roteador/roteador-wireless-rf-301k-300mbps-nacional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sus</text:p>
          </table:table-cell>
          <table:table-cell office:value-type="string" calcext:value-type="string">
            <text:p>RT-AC59U</text:p>
          </table:table-cell>
          <table:table-cell office:value-type="string" calcext:value-type="string">
            <text:p>R$ 289,9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s://www.buscape.com.br/modem-e-roteador/roteador-wireless-600-mbps-867-asu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ultilaser</text:p>
          </table:table-cell>
          <table:table-cell office:value-type="string" calcext:value-type="string">
            <text:p>Sirius AC2600 RE016</text:p>
          </table:table-cell>
          <table:table-cell office:value-type="string" calcext:value-type="string">
            <text:p>R$ 289,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ttps://www.buscape.com.br/modem-e-roteador/re016-roteador-multilaser-gigabit-ac2600-8-antena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oogle</text:p>
          </table:table-cell>
          <table:table-cell office:value-type="string" calcext:value-type="string">
            <text:p>Smart Home AC1200</text:p>
          </table:table-cell>
          <table:table-cell office:value-type="string" calcext:value-type="string">
            <text:p>R$ 699,99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https://www.buscape.com.br/modem-e-roteador/roteador-wireless-dual-band-google-smart-home-ac12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MR3020</text:p>
          </table:table-cell>
          <table:table-cell office:value-type="string" calcext:value-type="string">
            <text:p>R$ 128,12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https://www.buscape.com.br/modem-e-roteador/roteador-wireless-tl-mr3020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R470T</text:p>
          </table:table-cell>
          <table:table-cell office:value-type="string" calcext:value-type="string">
            <text:p>R$ 234,0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ttps://www.buscape.com.br/modem-e-roteador/roteador-tl-r470t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WR820N</text:p>
          </table:table-cell>
          <table:table-cell office:value-type="string" calcext:value-type="string">
            <text:p>R$ 102,5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https://www.buscape.com.br/modem-e-roteador/roteador-wireless-300-mbps-tp-link-tl-wr820n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WR829N</text:p>
          </table:table-cell>
          <table:table-cell office:value-type="string" calcext:value-type="string">
            <text:p>R$ 69,9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ttps://www.buscape.com.br/modem-e-roteador/roteador-300-mbps-tp-link-tl-wr829n-2-4ghz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WR840N V2</text:p>
          </table:table-cell>
          <table:table-cell office:value-type="string" calcext:value-type="string">
            <text:p>R$ 79,9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ttps://www.buscape.com.br/modem-e-roteador/roteador-wireless-300-mbps-tl-wr840n-tp-lin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WR849N</text:p>
          </table:table-cell>
          <table:table-cell office:value-type="string" calcext:value-type="string">
            <text:p>R$ 97,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s://www.buscape.com.br/modem-e-roteador/roteador-300-mbps-tp-link-tl-wr849n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WR940N V3</text:p>
          </table:table-cell>
          <table:table-cell office:value-type="string" calcext:value-type="string">
            <text:p>R$ 153,35</text:p>
          </table:table-cell>
          <table:table-cell office:value-type="float" office:value="19176" calcext:value-type="float">
            <text:p>19176</text:p>
          </table:table-cell>
          <table:table-cell office:value-type="string" calcext:value-type="string">
            <text:p>https://www.buscape.com.br/modem-e-roteador/roteador-450-mbps-tp-link-tl-wr940n-v3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-WR941HP</text:p>
          </table:table-cell>
          <table:table-cell office:value-type="string" calcext:value-type="string">
            <text:p>R$ 310,6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ttps://www.buscape.com.br/modem-e-roteador/roteador-450-mbps-tp-link-tl-wr941h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LWR841HP V3</text:p>
          </table:table-cell>
          <table:table-cell office:value-type="string" calcext:value-type="string">
            <text:p>R$ 221,3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ttps://www.buscape.com.br/modem-e-roteador/roteador-300-mbps-tp-link-tlwr841hp-v3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TWIBI Fast</text:p>
          </table:table-cell>
          <table:table-cell office:value-type="string" calcext:value-type="string">
            <text:p>R$ 349,99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https://www.buscape.com.br/modem-e-roteador/conjunto-roteador-mesh-twibi-fast-c-2-4750071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P-Link</text:p>
          </table:table-cell>
          <table:table-cell office:value-type="string" calcext:value-type="string">
            <text:p>Twibi Giga</text:p>
          </table:table-cell>
          <table:table-cell office:value-type="string" calcext:value-type="string">
            <text:p>R$ 578,9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https://www.buscape.com.br/modem-e-roteador/conjunto-roteador-intelbras-twibi-giga-mesh-ac-1200-2-unidades-4750069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Twibi Giga+</text:p>
          </table:table-cell>
          <table:table-cell office:value-type="string" calcext:value-type="string">
            <text:p>R$ 235,39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https://www.buscape.com.br/modem-e-roteador/roteador-mesh-wireless-dual-band-intelbras-twibi-gi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ap-Ac Pro BR</text:p>
          </table:table-cell>
          <table:table-cell office:value-type="string" calcext:value-type="string">
            <text:p>R$ 1.321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buscape.com.br/modem-e-roteador/access-point-1750-mbps-ubiquiti-uap-ac-pro-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AP-AC-IW</text:p>
          </table:table-cell>
          <table:table-cell office:value-type="string" calcext:value-type="string">
            <text:p>R$ 1.235,2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ttps://www.buscape.com.br/modem-e-roteador/ponto-de-acesso-ubiquiti-unifi-indoor-uap-ac-i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ap-Ac-Lite</text:p>
          </table:table-cell>
          <table:table-cell office:value-type="string" calcext:value-type="string">
            <text:p>R$ 650,00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https://www.buscape.com.br/modem-e-roteador/access-point-867-mbps-ubiquiti-uap-ac-l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Unifi Uap-Ac Lr</text:p>
          </table:table-cell>
          <table:table-cell office:value-type="string" calcext:value-type="string">
            <text:p>R$ 1.158,0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ttps://www.buscape.com.br/modem-e-roteador/access-point-867-mbps-ubiquiti-unifi-uap-ac-lr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Intelbras</text:p>
          </table:table-cell>
          <table:table-cell office:value-type="string" calcext:value-type="string">
            <text:p>W4-300F</text:p>
          </table:table-cell>
          <table:table-cell office:value-type="string" calcext:value-type="string">
            <text:p>R$ 117,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buscape.com.br/modem-e-roteador/roteador-wireless-300mbps-w4-300f-4750089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quário</text:p>
          </table:table-cell>
          <table:table-cell office:value-type="string" calcext:value-type="string">
            <text:p>WEX-350</text:p>
          </table:table-cell>
          <table:table-cell office:value-type="string" calcext:value-type="string">
            <text:p>R$ 230,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buscape.com.br/modem-e-roteador/access-point-aquario-wex-350</text:p>
          </table:table-cell>
          <table:table-cell table:number-columns-repeated="1019"/>
        </table:table-row>
      </table:table>
      <table:table table:name="Estatísticas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ce6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Review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table:formula="of:=SUMIF([$router.A$2:$router.A$65];&quot;TP-Link&quot;;[$router.D$2:$router.D$65])" office:value-type="float" office:value="121509" calcext:value-type="float">
            <text:p>1215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nda</text:p>
          </table:table-cell>
          <table:table-cell table:formula="of:=SUMIF([$router.A$2:$router.A$65];&quot;Tenda&quot;;[$router.D$2:$router.D$65])" office:value-type="float" office:value="17645" calcext:value-type="float">
            <text:p>176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gle</text:p>
          </table:table-cell>
          <table:table-cell table:formula="of:=SUMIF([$router.A$2:$router.A$65];&quot;Google&quot;;[$router.D$2:$router.D$65])" office:value-type="float" office:value="9581" calcext:value-type="float">
            <text:p>95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bras</text:p>
          </table:table-cell>
          <table:table-cell table:formula="of:=SUMIF([$router.A$2:$router.A$65];&quot;Intelbras&quot;;[$router.D$2:$router.D$65])" office:value-type="float" office:value="5783" calcext:value-type="float">
            <text:p>57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cusys</text:p>
          </table:table-cell>
          <table:table-cell table:formula="of:=SUMIF([$router.A$2:$router.A$65];&quot;Mercusys&quot;;[$router.D$2:$router.D$65]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biquiti</text:p>
          </table:table-cell>
          <table:table-cell table:formula="of:=SUMIF([$router.A$2:$router.A$65];&quot;Ubiquiti&quot;;[$router.D$2:$router.D$65])" office:value-type="float" office:value="2950" calcext:value-type="float">
            <text:p>29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-Link</text:p>
          </table:table-cell>
          <table:table-cell table:formula="of:=SUMIF([$router.A$2:$router.A$65];&quot;D-Link&quot;;[$router.D$2:$router.D$65])"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ltilaser</text:p>
          </table:table-cell>
          <table:table-cell table:formula="of:=SUMIF([$router.A$2:$router.A$65];&quot;Multilaser&quot;;[$router.D$2:$router.D$65])"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s</text:p>
          </table:table-cell>
          <table:table-cell table:formula="of:=SUMIF([$router.A$2:$router.A$65];&quot;Asus&quot;;[$router.D$2:$router.D$65]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quário</text:p>
          </table:table-cell>
          <table:table-cell table:formula="of:=SUMIF([$router.A$2:$router.A$65];&quot;Aquário&quot;;[$router.D$2:$router.D$6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tac</text:p>
          </table:table-cell>
          <table:table-cell table:formula="of:=SUMIF([$router.A$2:$router.A$65];&quot;Comtac&quot;;[$router.D$2:$router.D$65])"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Modelo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table:formula="of:=COUNTIF([$router.A$2:$router.A$65];&quot;TP-Link&quot;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lbras</text:p>
          </table:table-cell>
          <table:table-cell table:formula="of:=COUNTIF([$router.A$2:$router.A$65];&quot;Intelbras&quot;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cusys</text:p>
          </table:table-cell>
          <table:table-cell table:formula="of:=COUNTIF([$router.A$2:$router.A$65];&quot;Mercusys&quot;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-Link</text:p>
          </table:table-cell>
          <table:table-cell table:formula="of:=COUNTIF([$router.A$2:$router.A$65];&quot;D-Link&quot;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nda</text:p>
          </table:table-cell>
          <table:table-cell table:formula="of:=COUNTIF([$router.A$2:$router.A$65];&quot;Tenda&quot;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biquiti</text:p>
          </table:table-cell>
          <table:table-cell table:formula="of:=COUNTIF([$router.A$2:$router.A$65];&quot;Ubiquiti&quot;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ltilaser</text:p>
          </table:table-cell>
          <table:table-cell table:formula="of:=COUNTIF([$router.A$2:$router.A$65];&quot;Multilaser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ogle</text:p>
          </table:table-cell>
          <table:table-cell table:formula="of:=COUNTIF([$router.A$2:$router.A$65];&quot;Google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s</text:p>
          </table:table-cell>
          <table:table-cell table:formula="of:=COUNTIF([$router.A$2:$router.A$65];&quot;Asus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quário</text:p>
          </table:table-cell>
          <table:table-cell table:formula="of:=COUNTIF([$router.A$2:$router.A$65];&quot;Aquário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tac</text:p>
          </table:table-cell>
          <table:table-cell table:formula="of:=COUNTIF([$router.A$2:$router.A$65];&quot;Comtac&quot;)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M5</text:p>
          </table:table-cell>
          <table:table-cell office:value-type="float" office:value="21132" calcext:value-type="float">
            <text:p>2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R940N V3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7</text:p>
          </table:table-cell>
          <table:table-cell office:value-type="float" office:value="17342" calcext:value-type="float">
            <text:p>17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60</text:p>
          </table:table-cell>
          <table:table-cell office:value-type="float" office:value="14562" calcext:value-type="float">
            <text:p>14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50 AC1200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 Home AC1200</text:p>
          </table:table-cell>
          <table:table-cell office:value-type="float" office:value="9581" calcext:value-type="float">
            <text:p>9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AC 10</text:p>
          </table:table-cell>
          <table:table-cell office:value-type="float" office:value="8972" calcext:value-type="float">
            <text:p>8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MR302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Mesh MW6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8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20 W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DECO M4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C6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Archer AX10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Uap-Ac-Lite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elbras</text:p>
          </table:table-cell>
          <table:table-cell office:value-type="string" calcext:value-type="string">
            <text:p>ACtion RG 1200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usys</text:p>
          </table:table-cell>
          <table:table-cell office:value-type="string" calcext:value-type="string">
            <text:p>AC12G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rcusys</text:p>
          </table:table-cell>
          <table:table-cell office:value-type="string" calcext:value-type="string">
            <text:p>MW301R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AC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-Link</text:p>
          </table:table-cell>
          <table:table-cell office:value-type="string" calcext:value-type="string">
            <text:p>DIR-615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/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router.A1:router.E65" table:display-filter-buttons="true">
          <table:filter>
            <table:filter-and>
              <table:filter-condition table:value="Tenda" table:operator="=" table:field-number="0">
                <table:filter-set-item table:value="Tenda"/>
                <table:filter-set-item table:value="Ubiquiti"/>
              </table:filter-condition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1" table:target-range-address="Estatísticas.B16:Estatísticas.C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4:08:36.239499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d1d0ea68f081ee2800a922cac8f79445e4603348</meta:generator>
    <dc:date>2022-09-05T15:28:25.757559725</dc:date>
    <meta:editing-duration>PT3H39M28S</meta:editing-duration>
    <meta:editing-cycles>11</meta:editing-cycles>
    <meta:document-statistic meta:table-count="2" meta:cell-count="475" meta:object-count="0"/>
  </office:meta>
</office:document-meta>
</file>